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1c23" officeooo:paragraph-rsid="00161c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wsgiref.simple_server import make_server</text:p>
      <text:p text:style-name="P1">from pyramid.config import Configurator</text:p>
      <text:p text:style-name="P1">from pyramid.view import view_config</text:p>
      <text:p text:style-name="P1"/>
      <text:p text:style-name="P1">@view_config(route_name='hello', renderer='string')</text:p>
      <text:p text:style-name="P1">def hello_world(request):</text:p>
      <text:p text:style-name="P1"><text:s text:c="4"/>return 'Hello World'</text:p>
      <text:p text:style-name="P1"/>
      <text:p text:style-name="P1">if __name__ == '__main__':</text:p>
      <text:p text:style-name="P1"><text:s text:c="4"/>config = Configurator()</text:p>
      <text:p text:style-name="P1"><text:s text:c="4"/>config.add_route('hello', '/')</text:p>
      <text:p text:style-name="P1"><text:s text:c="4"/>config.scan()</text:p>
      <text:p text:style-name="P1"><text:s text:c="4"/>app = config.make_wsgi_app()</text:p>
      <text:p text:style-name="P1"><text:s text:c="4"/>server = make_server('0.0.0.0', 8080, app)</text:p>
      <text:p text:style-name="P1"><text:s text:c="4"/>server.serve_forever(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08:57:10.687572631</meta:creation-date>
    <dc:date>2016-12-29T08:57:31.345934893</dc:date>
    <meta:editing-duration>P0D</meta:editing-duration>
    <meta:editing-cycles>1</meta:editing-cycles>
    <meta:document-statistic meta:table-count="0" meta:image-count="0" meta:object-count="0" meta:page-count="1" meta:paragraph-count="13" meta:word-count="38" meta:character-count="429" meta:non-whitespace-character-count="375"/>
    <meta:generator>LibreOffice/4.2.3.3$Linux_X86_64 LibreOffice_project/420m0$Build-3</meta:generator>
  </office:meta>
</office:document-meta>
</file>